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text:list-style style:name="LFO11">
      <text:list-level-style-number text:level="1" text:style-name="WW_CharLFO11LV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11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11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text:style-name="WW_CharLFO11LVL4"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text:style-name="WW_CharLFO11LVL5" style:num-format="1" text:display-levels="5">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6" text:style-name="WW_CharLFO11LVL6" style:num-format="1" text:display-levels="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7" text:style-name="WW_CharLFO11LVL7" style:num-format="1" text:display-levels="7">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8" text:style-name="WW_CharLFO11LVL8" style:num-format="1" text:display-levels="8">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9" text:style-name="WW_CharLFO11LVL9" style:num-format="1" text:display-levels="9">
        <style:list-level-properties text:space-before="0in" text:min-label-width="1.1812in" text:list-level-position-and-space-mode="label-alignment">
          <style:list-level-label-alignment text:label-followed-by="listtab" fo:margin-left="1.1812in" fo:text-indent="-1.1812in"/>
        </style:list-level-properties>
      </text:list-level-style-number>
    </text:list-style>
    <text:list-style style:name="LFO17">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style:style>
    <style:style style:name="T30" style:parent-style-name="Absatz-Standardschriftart" style:family="text">
      <style:text-properties fo:language="fr" fo:country="CH"/>
    </style:style>
    <style:style style:name="T31" style:parent-style-name="Absatz-Standardschriftart" style:family="text">
      <style:text-properties fo:language="en" fo:country="US"/>
    </style:style>
    <style:style style:name="T32" style:parent-style-name="Absatz-Standardschriftart" style:family="text">
      <style:text-properties fo:language="fr" fo:country="CH"/>
    </style:style>
    <style:style style:name="T33" style:parent-style-name="Absatz-Standardschriftart" style:family="text">
      <style:text-properties fo:language="en" fo:country="US"/>
    </style:style>
    <style:style style:name="T34" style:parent-style-name="Absatz-Standardschriftart" style:family="text">
      <style:text-properties fo:language="fr" fo:country="CH"/>
    </style:style>
    <style:style style:name="T35" style:parent-style-name="Absatz-Standardschriftart" style:family="text">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paragraph-properties fo:text-align="justify"/>
    </style:style>
    <style:style style:name="T44" style:parent-style-name="Absatz-Standardschriftart" style:family="text">
      <style:text-properties fo:language="fr" fo:country="CH"/>
    </style:style>
    <style:style style:name="T45" style:parent-style-name="Absatz-Standardschriftart" style:family="text">
      <style:text-properties fo:language="en" fo:country="US"/>
    </style:style>
    <style:style style:name="T46" style:parent-style-name="Absatz-Standardschriftart" style:family="text">
      <style:text-properties fo:language="fr" fo:country="CH"/>
    </style:style>
    <style:style style:name="T47" style:parent-style-name="Absatz-Standardschriftart" style:family="text">
      <style:text-properties fo:language="en" fo:country="US"/>
    </style:style>
    <style:style style:name="P48" style:parent-style-name="Standard" style:family="paragraph">
      <style:text-properties fo:language="en" fo:country="US"/>
    </style:style>
    <style:style style:name="TableColumn50" style:family="table-column">
      <style:table-column-properties style:column-width="2.0979in"/>
    </style:style>
    <style:style style:name="TableColumn51" style:family="table-column">
      <style:table-column-properties style:column-width="2.0972in"/>
    </style:style>
    <style:style style:name="TableColumn52" style:family="table-column">
      <style:table-column-properties style:column-width="2.0972in"/>
    </style:style>
    <style:style style:name="Table49" style:family="table">
      <style:table-properties style:width="6.2923in" fo:margin-left="0in" table:align="left"/>
    </style:style>
    <style:style style:name="TableRow53" style:family="table-row">
      <style:table-row-properties fo:keep-together="always"/>
    </style:style>
    <style:style style:name="TableCell54" style:family="table-cell">
      <style:table-cell-properties fo:border="0.0069in solid #000000" fo:background-color="#D9D9D9" style:writing-mode="lr-tb" fo:padding-top="0in" fo:padding-left="0.075in" fo:padding-bottom="0in" fo:padding-right="0.075in"/>
    </style:style>
    <style:style style:name="P55" style:parent-style-name="Standard" style:family="paragraph">
      <style:text-properties fo:language="en" fo:country="US"/>
    </style:style>
    <style:style style:name="TableCell56" style:family="table-cell">
      <style:table-cell-properties fo:border="0.0069in solid #000000" fo:background-color="#D9D9D9" style:writing-mode="lr-tb" fo:padding-top="0in" fo:padding-left="0.075in" fo:padding-bottom="0in" fo:padding-right="0.075in"/>
    </style:style>
    <style:style style:name="P57" style:parent-style-name="Standard" style:family="paragraph">
      <style:text-properties fo:language="en" fo:country="US"/>
    </style:style>
    <style:style style:name="TableCell58" style:family="table-cell">
      <style:table-cell-properties fo:border="0.0069in solid #000000" fo:background-color="#D9D9D9" style:writing-mode="lr-tb" fo:padding-top="0in" fo:padding-left="0.075in" fo:padding-bottom="0in" fo:padding-right="0.075in"/>
    </style:style>
    <style:style style:name="P59" style:parent-style-name="Standard" style:family="paragraph">
      <style:text-properties fo:language="en" fo:country="US"/>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text-properties fo:language="en" fo:country="US"/>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fo:language="en" fo:country="US"/>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fo:language="en" fo:country="US"/>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text-properties fo:language="en" fo:country="US"/>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fo:language="en" fo:country="US"/>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fo:language="en" fo:country="US"/>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text-properties fo:language="en" fo:country="US"/>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text-properties fo:language="en" fo:country="US"/>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text-properties fo:language="en" fo:country="US"/>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text-properties fo:language="en" fo:country="US"/>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text-properties fo:language="en" fo:country="US"/>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text-properties fo:language="en" fo:country="US"/>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text-properties fo:language="en" fo:country="US"/>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text-properties fo:language="en" fo:country="US"/>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text-properties fo:language="en" fo:country="US"/>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text-properties fo:language="en" fo:country="US"/>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text-properties fo:language="en" fo:country="U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text-properties fo:language="en" fo:country="US"/>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text-properties fo:language="en" fo:country="U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text-properties fo:language="en" fo:country="US"/>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text-properties fo:language="en" fo:country="US"/>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text-properties fo:language="en" fo:country="U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text-properties fo:language="en" fo:country="US"/>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text-properties fo:language="en" fo:country="US"/>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text-properties fo:language="en" fo:country="U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text-properties fo:language="en" fo:country="U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text-properties fo:language="en" fo:country="US"/>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text-properties fo:language="en" fo:country="US"/>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text-properties fo:language="en" fo:country="US"/>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text-properties fo:language="en" fo:country="US"/>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text-properties fo:language="en" fo:country="U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text-properties fo:language="en" fo:country="U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text-properties fo:language="en" fo:country="US"/>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text-properties fo:language="en" fo:country="US"/>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text-properties fo:language="en" fo:country="US"/>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text-properties fo:language="en" fo:country="US"/>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text-properties fo:language="en" fo:country="U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text-properties fo:language="en" fo:country="US"/>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text-properties fo:language="en" fo:country="US"/>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text-properties fo:language="en" fo:country="US"/>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text-properties fo:language="en" fo:country="U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text-properties fo:language="en" fo:country="US"/>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text-properties fo:language="en" fo:country="US"/>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text-properties fo:language="en" fo:country="US"/>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text-properties fo:language="en" fo:country="US"/>
    </style:style>
    <style:style style:name="P165" style:parent-style-name="Standard" style:family="paragraph">
      <style:text-properties fo:language="en" fo:country="US"/>
    </style:style>
    <style:style style:name="P166" style:parent-style-name="Standard" style:family="paragraph">
      <style:text-properties fo:language="en" fo:country="US"/>
    </style:style>
    <style:style style:name="T167" style:parent-style-name="Absatz-Standardschriftart" style:family="text">
      <style:text-properties fo:language="en" fo:country="US"/>
    </style:style>
    <style:style style:name="T168" style:parent-style-name="Absatz-Standardschriftart" style:family="text">
      <style:text-properties fo:language="fr" fo:country="CH"/>
    </style:style>
    <style:style style:name="T169" style:parent-style-name="Absatz-Standardschriftart" style:family="text">
      <style:text-properties fo:language="en" fo:country="US"/>
    </style:style>
    <style:style style:name="T170" style:parent-style-name="Absatz-Standardschriftart" style:family="text">
      <style:text-properties fo:language="fr" fo:country="CH"/>
    </style:style>
    <style:style style:name="T171" style:parent-style-name="Absatz-Standardschriftart" style:family="text">
      <style:text-properties fo:language="en" fo:country="US"/>
    </style:style>
    <style:style style:name="T172" style:parent-style-name="Absatz-Standardschriftart" style:family="text">
      <style:text-properties fo:language="fr" fo:country="CH"/>
    </style:style>
    <style:style style:name="P173" style:parent-style-name="Standard" style:family="paragraph">
      <style:text-properties fo:language="fr" fo:country="CH"/>
    </style:style>
    <style:style style:name="P174" style:parent-style-name="Listenabsatz" style:list-style-name="LFO20" style:family="paragraph">
      <style:text-properties fo:language="fr" fo:country="CH"/>
    </style:style>
    <style:style style:name="P175" style:parent-style-name="Listenabsatz" style:list-style-name="LFO20" style:family="paragraph">
      <style:text-properties fo:language="fr" fo:country="CH"/>
    </style:style>
    <style:style style:name="P176" style:parent-style-name="Listenabsatz" style:list-style-name="LFO20" style:family="paragraph">
      <style:text-properties fo:language="fr" fo:country="CH"/>
    </style:style>
    <style:style style:name="P177" style:parent-style-name="Listenabsatz" style:list-style-name="LFO20" style:family="paragraph">
      <style:text-properties fo:language="fr" fo:country="CH"/>
    </style:style>
    <style:style style:name="P178" style:parent-style-name="Listenabsatz" style:list-style-name="LFO20" style:family="paragraph">
      <style:text-properties fo:language="fr" fo:country="CH"/>
    </style:style>
    <style:style style:name="P179" style:parent-style-name="Listenabsatz" style:list-style-name="LFO20" style:family="paragraph">
      <style:text-properties fo:language="fr" fo:country="CH"/>
    </style:style>
    <style:style style:name="P180" style:parent-style-name="Listenabsatz" style:list-style-name="LFO20" style:family="paragraph">
      <style:text-properties fo:language="fr" fo:country="CH"/>
    </style:style>
    <style:style style:name="P181" style:parent-style-name="Listenabsatz" style:list-style-name="LFO20" style:family="paragraph">
      <style:text-properties fo:language="fr" fo:country="CH"/>
    </style:style>
    <style:style style:name="P182" style:parent-style-name="Listenabsatz" style:list-style-name="LFO20" style:family="paragraph">
      <style:text-properties fo:language="fr" fo:country="CH"/>
    </style:style>
    <style:style style:name="P183" style:parent-style-name="Standard" style:family="paragraph">
      <style:text-properties fo:language="fr" fo:country="CH"/>
    </style:style>
    <style:style style:name="T184" style:parent-style-name="Absatz-Standardschriftart" style:family="text">
      <style:text-properties fo:language="fr" fo:country="CH"/>
    </style:style>
    <style:style style:name="T185" style:parent-style-name="Absatz-Standardschriftart" style:family="text">
      <style:text-properties fo:language="en" fo:country="US"/>
    </style:style>
    <style:style style:name="T186" style:parent-style-name="Absatz-Standardschriftart" style:family="text">
      <style:text-properties fo:language="fr" fo:country="CH"/>
    </style:style>
    <style:style style:name="T187" style:parent-style-name="Absatz-Standardschriftart" style:family="text">
      <style:text-properties fo:language="en" fo:country="US"/>
    </style:style>
    <style:style style:name="T188" style:parent-style-name="Absatz-Standardschriftart" style:family="text">
      <style:text-properties fo:language="fr" fo:country="CH"/>
    </style:style>
    <style:style style:name="T189" style:parent-style-name="Absatz-Standardschriftart" style:family="text">
      <style:text-properties fo:language="en" fo:country="US"/>
    </style:style>
    <style:style style:name="P190" style:parent-style-name="Standard" style:family="paragraph">
      <style:text-properties fo:language="en" fo:country="US"/>
    </style:style>
    <style:style style:name="P191" style:parent-style-name="Standard" style:family="paragraph">
      <style:text-properties fo:language="en" fo:country="US"/>
    </style:style>
    <style:style style:name="P192" style:parent-style-name="Standard" style:family="paragraph">
      <style:text-properties fo:language="en" fo:country="US"/>
    </style:style>
    <style:style style:name="P193" style:parent-style-name="Standard" style:family="paragraph">
      <style:text-properties fo:language="en" fo:country="US"/>
    </style:style>
    <style:style style:name="P194" style:parent-style-name="Standard" style:family="paragraph">
      <style:text-properties fo:language="en" fo:country="US"/>
    </style:style>
  </office:automatic-styles>
  <office:body>
    <office:text text:use-soft-page-breaks="true">
      <text:p text:style-name="P1"/>
      <text:p text:style-name="Standard">Lorem ipsum dolor sit amet, consetetur sadipscing elitr, sed diam nonumy eirmod tempor invidunt ut labore et dolore magna aliquyam erat, sed diam voluptua.<text:s/><text:span text:style-name="T30">At vero eos et accusam et justo duo dolores et ea rebum.<text:s/></text:span><text:span text:style-name="T31">Stet clita kasd gubergren, no sea takimata sanctus est Lorem ipsum dolor sit amet. Lorem ipsum dolor sit amet, consetetur sadipscing elitr, sed diam nonumy eirmod tempor invidunt ut labore et dolore magna aliquyam erat, sed diam voluptua.<text:s/></text:span><text:span text:style-name="T32">At vero eos et accusam et justo duo dolores et ea rebum.<text:s/></text:span><text:span text:style-name="T33">Stet clita kasd gubergren, no sea takimata sanctus est Lorem ipsum dolor sit amet. Lorem ipsum dolor sit amet, consetetur sadipscing elitr, sed diam nonumy eirmod tempor invidunt ut labore et dolore magna aliquyam erat, sed diam voluptua.<text:s/></text:span><text:span text:style-name="T34">At vero eos et accusam et justo duo dolores et ea rebum.<text:s/></text:span><text:span text:style-name="T35">Stet clita kasd gubergren, no sea takimata sanctus est Lorem ipsum dolor sit amet.<text:s/></text:span></text:p>
      <text:p text:style-name="P36"/>
      <text:p text:style-name="P37">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s/></text:p>
      <text:p text:style-name="P38"/>
      <text:p text:style-name="P39">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s/></text:p>
      <text:p text:style-name="P40"/>
      <text:p text:style-name="P4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s/></text:p>
      <text:p text:style-name="P42"/>
      <text:p text:style-name="P43"><text:span text:style-name="T44">At vero eos et accusam et justo duo dolores et ea rebum.<text:s/></text:span><text:span text:style-name="T45">Stet clita kasd gubergren, no sea takimata sanctus est Lorem ipsum dolor sit amet. Lorem ipsum dolor sit amet, consetetur sadipscing elitr, sed diam nonumy eirmod tempor invidunt ut labore et dolore magna aliquyam erat, sed diam voluptua.<text:s/></text:span><text:span text:style-name="T46">At vero eos et accusam et justo duo dolores et ea rebum.<text:s/></text:span><text:span text:style-name="T47">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text:span></text:p>
      <text:p text:style-name="P48"/>
      <table:table table:style-name="Table49">
        <table:table-columns>
          <table:table-column table:style-name="TableColumn50"/>
          <table:table-column table:style-name="TableColumn51"/>
          <table:table-column table:style-name="TableColumn52"/>
        </table:table-columns>
        <table:table-header-rows>
          <table:table-row table:style-name="TableRow53">
            <table:table-cell table:style-name="TableCell54">
              <text:p text:style-name="P55">Column A</text:p>
            </table:table-cell>
            <table:table-cell table:style-name="TableCell56">
              <text:p text:style-name="P57">Column B</text:p>
            </table:table-cell>
            <table:table-cell table:style-name="TableCell58">
              <text:p text:style-name="P59">Column C</text:p>
            </table:table-cell>
          </table:table-row>
        </table:table-header-rows>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
          </table:table-cell>
          <table:table-cell table:style-name="TableCell91">
            <text:p text:style-name="P92"/>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cell table:style-name="TableCell107">
            <text:p text:style-name="P108"/>
          </table:table-cell>
        </table:table-row>
        <table:table-row table:style-name="TableRow109">
          <table:table-cell table:style-name="TableCell110">
            <text:p text:style-name="P111"/>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
          </table:table-cell>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
          </table:table-cell>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
          </table:table-cell>
          <table:table-cell table:style-name="TableCell133">
            <text:p text:style-name="P134"/>
          </table:table-cell>
          <table:table-cell table:style-name="TableCell135">
            <text:p text:style-name="P136"/>
          </table:table-cell>
        </table:table-row>
        <table:table-row table:style-name="TableRow137">
          <table:table-cell table:style-name="TableCell138">
            <text:p text:style-name="P139"/>
          </table:table-cell>
          <table:table-cell table:style-name="TableCell140">
            <text:p text:style-name="P141"/>
          </table:table-cell>
          <table:table-cell table:style-name="TableCell142">
            <text:p text:style-name="P143"/>
          </table:table-cell>
        </table:table-row>
        <table:table-row table:style-name="TableRow144">
          <table:table-cell table:style-name="TableCell145">
            <text:p text:style-name="P146"/>
          </table:table-cell>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
          </table:table-cell>
          <table:table-cell table:style-name="TableCell154">
            <text:p text:style-name="P155"/>
          </table:table-cell>
          <table:table-cell table:style-name="TableCell156">
            <text:p text:style-name="P157"/>
          </table:table-cell>
        </table:table-row>
        <table:table-row table:style-name="TableRow158">
          <table:table-cell table:style-name="TableCell159">
            <text:p text:style-name="P160"/>
          </table:table-cell>
          <table:table-cell table:style-name="TableCell161">
            <text:p text:style-name="P162"/>
          </table:table-cell>
          <table:table-cell table:style-name="TableCell163">
            <text:p text:style-name="P164"/>
          </table:table-cell>
        </table:table-row>
      </table:table>
      <text:p text:style-name="P165"/>
      <text:p text:style-name="P166"/>
      <text:p text:style-name="Standard"><text:span text:style-name="T167">Consetetur sadipscing elitr, sed diam nonumy eirmod tempor invidunt ut labore et dolore magna aliquyam erat, sed diam voluptua.<text:s/></text:span><text:span text:style-name="T168">At vero eos et accusam et justo duo dolores et ea rebum.<text:s/></text:span><text:span text:style-name="T169">Stet clita kasd gubergren, no sea takimata sanctus est Lorem ipsum dolor sit amet. Lorem ipsum dolor sit amet, consetetur sadipscing elitr, sed diam nonumy eirmod tempor invidunt ut labore et dolore magna aliquyam erat, sed diam voluptua.<text:s/></text:span><text:span text:style-name="T170">At vero eos et accusam et justo duo dolores et ea rebum.<text:s/></text:span><text:span text:style-name="T171">Stet clita kasd gubergren, no sea takimata sanctus est Lorem ipsum dolor sit amet. Lorem ipsum dolor sit amet, consetetur sadipscing elitr, sed diam nonumy eirmod tempor invidunt ut labore et dolore magna aliquyam erat, sed diam voluptua.<text:s/></text:span><text:span text:style-name="T172">At vero eos et accusam et justo duo dolores et ea rebum. Stet clita kasd gubergren, no sea takimata sanctus.<text:s/></text:span></text:p>
      <text:p text:style-name="P173"/>
      <text:list text:style-name="LFO20" text:continue-numbering="true">
        <text:list-item>
          <text:p text:style-name="P174">Ldsflksjdliksjdf</text:p>
        </text:list-item>
        <text:list-item>
          <text:p text:style-name="P175">Sdjfkfslkflskjfslkf</text:p>
          <text:list text:continue-numbering="true">
            <text:list-item>
              <text:p text:style-name="P176">Fklsldfjslfdjks</text:p>
              <text:list text:continue-numbering="true">
                <text:list-item>
                  <text:p text:style-name="P177">Lskjflskdldf</text:p>
                </text:list-item>
                <text:list-item>
                  <text:p text:style-name="P178">flskjflkjsfdfs</text:p>
                </text:list-item>
              </text:list>
            </text:list-item>
            <text:list-item>
              <text:p text:style-name="P179">Lkjfdljdfslkjfsl</text:p>
            </text:list-item>
            <text:list-item>
              <text:p text:style-name="P180">dsfsdfs</text:p>
            </text:list-item>
          </text:list>
        </text:list-item>
        <text:list-item>
          <text:p text:style-name="P181">Lfksjlfdkjslk</text:p>
        </text:list-item>
        <text:list-item>
          <text:p text:style-name="P182">Fjslkfjflkjdfsflksdf</text:p>
        </text:list-item>
      </text:list>
      <text:p text:style-name="P183"/>
      <text:p text:style-name="Standard"><text:span text:style-name="T184">Lorem ipsum dolor sit amet, consetetur sadipscing elitr, sed diam nonumy eirmod tempor invidunt ut labore et dolore magna aliquyam erat, sed diam voluptua. At vero eos et accusam et justo duo dolores et ea rebum.<text:s/></text:span><text:span text:style-name="T185">Stet clita kasd gubergren, no sea takimata sanctus est Lorem ipsum dolor sit amet. Lorem ipsum dolor sit amet, consetetur sadipscing elitr, sed diam nonumy eirmod tempor invidunt ut labore et dolore magna aliquyam erat, sed diam voluptua.<text:s/></text:span><text:span text:style-name="T186">At vero eos et accusam et justo duo dolores et ea rebum.<text:s/></text:span><text:span text:style-name="T187">Stet clita kasd gubergren, no sea takimata sanctus est Lorem ipsum dolor sit amet. Lorem ipsum dolor sit amet, consetetur sadipscing elitr, sed diam nonumy eirmod tempor invidunt ut labore et dolore magna aliquyam erat, sed diam voluptua.<text:s/></text:span><text:span text:style-name="T188">At vero eos et accusam et justo duo dolores et ea rebum.<text:s/></text:span><text:span text:style-name="T189">Stet clita kasd gubergren, no sea takimata sanctus est Lorem ipsum dolor sit amet.<text:s/></text:span></text:p>
      <text:p text:style-name="P190"/>
      <text:p text:style-name="P19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s/></text:p>
      <text:p text:style-name="P192"/>
      <text:p text:style-name="P193">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1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line-height-at-least="0.1805in"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CH" style:language-asian="de" style:country-asian="CH" style:language-complex="ar" style:country-complex="SA" style:text-combine="none" fo:hyphenate="true"/>
    </style:default-style>
    <style:style style:name="Überschrift1" style:display-name="Überschrift 1" style:family="paragraph" style:parent-style-name="Standard" style:next-style-name="Standard1" style:default-outline-level="1">
      <style:paragraph-properties fo:keep-with-next="always" fo:margin-top="0.0833in" fo:margin-bottom="0.0833in" fo:line-height="120%">
        <style:tab-stops>
          <style:tab-stop style:type="left" style:position="-0.0006in"/>
          <style:tab-stop style:type="left" style:position="0.1965in"/>
        </style:tab-stops>
      </style:paragraph-properties>
      <style:text-properties style:font-name-complex="Arial" fo:font-weight="bold" style:font-weight-asian="bold" style:font-weight-complex="bold" style:letter-kerning="true" fo:font-size="16pt" style:font-size-asian="16pt" style:font-size-complex="16pt" fo:hyphenate="true"/>
    </style:style>
    <style:style style:name="Überschrift2" style:display-name="Überschrift 2" style:family="paragraph" style:parent-style-name="Überschrift1" style:next-style-name="Standard1" style:default-outline-level="2">
      <style:text-properties style:font-weight-complex="normal" style:letter-kerning="false" fo:font-size="14pt" style:font-size-asian="14pt" style:font-size-complex="14pt" style:language-asian="de" style:country-asian="DE" fo:hyphenate="true"/>
    </style:style>
    <style:style style:name="Überschrift3" style:display-name="Überschrift 3" style:family="paragraph" style:parent-style-name="Überschrift1" style:next-style-name="Standard1" style:default-outline-level="3">
      <style:text-properties style:font-weight-complex="normal" style:letter-kerning="false" fo:font-size="12pt" style:font-size-asian="12pt" style:font-size-complex="12pt" style:language-asian="de" style:country-asian="DE" fo:hyphenate="true"/>
    </style:style>
    <style:style style:name="Überschrift4" style:display-name="Überschrift 4" style:family="paragraph" style:parent-style-name="Überschrift1" style:next-style-name="Text_CDB" style:default-outline-level="4">
      <style:text-properties style:font-weight-complex="normal" style:letter-kerning="false" fo:font-size="11pt" style:font-size-asian="11pt" style:font-size-complex="11pt" style:language-asian="de" style:country-asian="DE" fo:hyphenate="true"/>
    </style:style>
    <style:style style:name="Überschrift5" style:display-name="Überschrift 5" style:family="paragraph" style:parent-style-name="Überschrift1" style:next-style-name="Text_CDB" style:default-outline-level="5">
      <style:paragraph-properties fo:margin-top="0.1666in">
        <style:tab-stops>
          <style:tab-stop style:type="left" style:position="0in"/>
        </style:tab-stops>
      </style:paragraph-properties>
      <style:text-properties style:font-weight-complex="normal" style:font-style-complex="italic" style:letter-kerning="false" fo:font-size="11pt" style:font-size-asian="11pt" style:font-size-complex="11pt" style:language-asian="de" style:country-asian="DE" fo:hyphenate="true"/>
    </style:style>
    <style:style style:name="Überschrift6" style:display-name="Überschrift 6" style:family="paragraph" style:parent-style-name="Überschrift1" style:next-style-name="Text_CDB" style:default-outline-level="6">
      <style:paragraph-properties fo:margin-top="0.1666in">
        <style:tab-stops>
          <style:tab-stop style:type="left" style:position="0in"/>
        </style:tab-stops>
      </style:paragraph-properties>
      <style:text-properties fo:font-weight="normal" style:font-weight-asian="normal" style:font-weight-complex="normal" fo:font-size="11pt" style:font-size-asian="11pt" style:font-size-complex="11pt" fo:hyphenate="true"/>
    </style:style>
    <style:style style:name="Überschrift7" style:display-name="Überschrift 7" style:family="paragraph" style:parent-style-name="Überschrift1" style:next-style-name="Text_CDB" style:default-outline-level="7">
      <style:paragraph-properties fo:margin-top="0.1666in">
        <style:tab-stops>
          <style:tab-stop style:type="left" style:position="0in"/>
        </style:tab-stops>
      </style:paragraph-properties>
      <style:text-properties fo:font-weight="normal" style:font-weight-asian="normal" fo:font-size="11pt" style:font-size-asian="11pt" style:font-size-complex="11pt" fo:hyphenate="true"/>
    </style:style>
    <style:style style:name="Überschrift8" style:display-name="Überschrift 8" style:family="paragraph" style:parent-style-name="Überschrift1" style:next-style-name="Text_CDB" style:default-outline-level="8">
      <style:paragraph-properties fo:margin-top="0.1666in">
        <style:tab-stops>
          <style:tab-stop style:type="left" style:position="0in"/>
        </style:tab-stops>
      </style:paragraph-properties>
      <style:text-properties fo:font-weight="normal" style:font-weight-asian="normal" style:font-style-complex="italic" fo:font-size="11pt" style:font-size-asian="11pt" style:font-size-complex="11pt" fo:hyphenate="true"/>
    </style:style>
    <style:style style:name="Überschrift9" style:display-name="Überschrift 9" style:family="paragraph" style:parent-style-name="Überschrift1" style:next-style-name="Text_CDB" style:default-outline-level="9">
      <style:paragraph-properties fo:margin-top="0.1666in">
        <style:tab-stops>
          <style:tab-stop style:type="left" style:position="0in"/>
        </style:tab-stops>
      </style:paragraph-properties>
      <style:text-properties fo:font-weight="normal" style:font-weight-asian="normal" fo:font-size="11pt" style:font-size-asian="11pt" style:font-size-complex="11pt" fo:hyphenate="true"/>
    </style:style>
    <style:style style:name="Standard" style:display-name="Standard" style:family="paragraph">
      <style:text-properties style:font-name="Arial" fo:font-size="11pt" style:font-size-asian="11pt" fo:hyphenate="true"/>
    </style:style>
    <style:style style:name="Absatz-Standardschriftart" style:display-name="Absatz-Standardschriftart" style:family="text"/>
    <style:style style:name="Kopfzeile" style:display-name="Kopfzeile" style:family="paragraph" style:parent-style-name="Standard">
      <style:paragraph-properties fo:line-height="0.1388in"/>
      <style:text-properties fo:font-size="7.5pt" style:font-size-asian="7.5pt" fo:hyphenate="false"/>
    </style:style>
    <style:style style:name="Fußzeile" style:display-name="Fußzeile" style:family="paragraph" style:parent-style-name="Standard">
      <style:paragraph-properties fo:line-height="0.1388in"/>
      <style:text-properties fo:font-size="7.5pt" style:font-size-asian="7.5pt" style:font-size-complex="7.5pt" fo:hyphenate="false"/>
    </style:style>
    <style:style style:name="z_CDB_Logo" style:display-name="z_CDB_Logo" style:family="paragraph">
      <style:text-properties style:font-name="Arial" fo:font-size="7.5pt" style:font-size-asian="7.5pt" fo:hyphenate="true"/>
    </style:style>
    <style:style style:name="Titel" style:display-name="Titel" style:family="paragraph" style:parent-style-name="Standard" style:next-style-name="Text_CDB">
      <style:paragraph-properties fo:margin-bottom="0.25in" fo:line-height="0.3333in"/>
      <style:text-properties style:font-name-complex="Arial" fo:font-weight="bold" style:font-weight-asian="bold" style:font-weight-complex="bold" style:letter-kerning="true" fo:font-size="21pt" style:font-size-asian="21pt" style:font-size-complex="16pt" style:language-asian="de" style:country-asian="DE" fo:hyphenate="true"/>
    </style:style>
    <style:style style:name="z_CDB_Pfadname" style:display-name="z_CDB_Pfadname" style:family="paragraph" style:next-style-name="Fußzeile">
      <style:paragraph-properties fo:line-height="0.1111in"/>
      <style:text-properties style:font-name="Arial" fo:font-size="6pt" style:font-size-asian="6pt" style:font-size-complex="6pt" fo:hyphenate="true"/>
    </style:style>
    <style:style style:name="z_CDB_Seite" style:display-name="z_CDB_Seite" style:family="paragraph" style:parent-style-name="Standard">
      <style:paragraph-properties fo:text-align="end" fo:line-height="0.1388in"/>
      <style:text-properties fo:font-size="7pt" style:font-size-asian="7pt" style:font-size-complex="7pt" fo:hyphenate="false"/>
    </style:style>
    <style:style style:name="z_CDB_Platzhalter" style:display-name="z_CDB_Platzhalter" style:family="paragraph" style:parent-style-name="Standard" style:next-style-name="Standard">
      <style:paragraph-properties fo:line-height="100%"/>
      <style:text-properties fo:font-size="1pt" style:font-size-asian="1pt" style:font-size-complex="1pt" fo:hyphenate="true"/>
    </style:style>
    <style:style style:name="Untertitel" style:display-name="Untertitel" style:family="paragraph" style:parent-style-name="Titel" style:next-style-name="Text_CDB">
      <style:paragraph-properties fo:margin-bottom="0.3333in"/>
      <style:text-properties fo:font-weight="normal" style:font-weight-asian="normal" style:font-size-complex="12pt" fo:hyphenate="true"/>
    </style:style>
    <style:style style:name="z_CDB_Form_Feld" style:display-name="z_CDB_Form_Feld" style:family="paragraph" style:parent-style-name="Standard">
      <style:text-properties fo:font-size="7.5pt" style:font-size-asian="7.5pt" fo:hyphenate="true"/>
    </style:style>
    <style:style style:name="Form_Info_CDB" style:display-name="Form_Info_CDB" style:family="paragraph" style:parent-style-name="Standard">
      <style:text-properties fo:hyphenate="true"/>
    </style:style>
    <style:style style:name="z_CDB_KopfDept" style:display-name="z_CDB_KopfDept" style:family="paragraph" style:parent-style-name="Standard">
      <style:paragraph-properties fo:margin-bottom="0.0694in" fo:line-height="0.1388in"/>
      <style:text-properties fo:font-size="7.5pt" style:font-size-asian="7.5pt" fo:hyphenate="false"/>
    </style:style>
    <style:style style:name="z_CDB_KopfFett" style:display-name="z_CDB_KopfFett" style:family="paragraph" style:parent-style-name="Standard">
      <style:paragraph-properties fo:line-height="0.1388in"/>
      <style:text-properties fo:font-weight="bold" style:font-weight-asian="bold" fo:font-size="7.5pt" style:font-size-asian="7.5pt" fo:hyphenate="false"/>
    </style:style>
    <style:style style:name="z_CDB_Linie1" style:display-name="z_CDB_Linie1" style:family="paragraph" style:parent-style-name="Standard">
      <style:paragraph-properties fo:border-top="0.0069in solid #000000" fo:border-left="none" fo:border-bottom="none" fo:border-right="none" fo:padding-top="0.0138in" fo:padding-left="0in" fo:padding-bottom="0in" fo:padding-right="0in" style:shadow="none" fo:margin-top="0.1875in" fo:line-height="0.1111in" fo:margin-left="0.0194in" fo:margin-right="0.0194in">
        <style:tab-stops/>
      </style:paragraph-properties>
      <style:text-properties fo:hyphenate="true"/>
    </style:style>
    <style:style style:name="z_CDB_Linie2" style:display-name="z_CDB_Linie2" style:family="paragraph" style:parent-style-name="Standard">
      <style:paragraph-properties fo:border-top="none" fo:border-left="none" fo:border-bottom="0.0069in solid #000000" fo:border-right="none" fo:padding-top="0in" fo:padding-left="0in" fo:padding-bottom="0.0138in" fo:padding-right="0in" style:shadow="none" fo:margin-top="0.0625in" fo:margin-bottom="0.2361in"/>
      <style:text-properties fo:hyphenate="true"/>
    </style:style>
    <style:style style:name="z_CDB_Hierarchie" style:display-name="z_CDB_Hierarchie" style:family="paragraph" style:parent-style-name="Kopfzeile">
      <style:text-properties fo:hyphenate="false"/>
    </style:style>
    <style:style style:name="z_CDB_Ref_Klassifizierungsvermerk" style:display-name="z_CDB_Ref_Klassifizierungsvermerk" style:family="paragraph" style:parent-style-name="Standard">
      <style:paragraph-properties fo:line-height="0.1388in"/>
      <style:text-properties fo:font-weight="bold" style:font-weight-asian="bold" fo:font-size="7.5pt" style:font-size-asian="7.5pt" fo:hyphenate="true"/>
    </style:style>
    <style:style style:name="z_CDB_Ref" style:display-name="z_CDB_Ref" style:family="paragraph" style:parent-style-name="Standard" style:next-style-name="Standard">
      <style:paragraph-properties fo:line-height="0.1388in"/>
      <style:text-properties style:font-weight-complex="bold" fo:font-size="7.5pt" style:font-size-asian="7.5pt" fo:hyphenate="true"/>
    </style:style>
    <style:style style:name="z_CDB_Ort_Datum" style:display-name="z_CDB_Ort_Datum" style:family="paragraph" style:parent-style-name="z_CDB_Ref">
      <style:text-properties fo:font-weight="bold" style:font-weight-asian="bold" style:font-weight-complex="normal" fo:hyphenate="true"/>
    </style:style>
    <style:style style:name="z_CDB_Ref_Protokoll" style:display-name="z_CDB_Ref_Protokoll" style:family="paragraph" style:parent-style-name="Standard">
      <style:paragraph-properties fo:margin-bottom="0.1805in"/>
      <style:text-properties fo:font-size="7.5pt" style:font-size-asian="7.5pt" fo:hyphenate="true"/>
    </style:style>
    <style:style style:name="_a_Trakt_Num1_EFD" style:display-name="_a_Trakt_Num1_EFD" style:family="paragraph" style:parent-style-name="Überschrift1" style:next-style-name="Text_CDB" style:list-style-name="LFO1" style:default-outline-level="1">
      <style:paragraph-properties fo:keep-with-next="auto" fo:margin-top="0.0555in" fo:margin-bottom="0.0555in" fo:margin-left="0.3in">
        <style:tab-stops>
          <style:tab-stop style:type="left" style:position="0.0833in"/>
          <style:tab-stop style:type="left" style:position="0.2902in"/>
        </style:tab-stops>
      </style:paragraph-properties>
      <style:text-properties fo:font-size="11pt" style:font-size-asian="11pt" fo:hyphenate="true"/>
    </style:style>
    <style:style style:name="Text_CDB" style:display-name="Text_CDB" style:family="paragraph" style:parent-style-name="Standard">
      <style:text-properties style:font-size-complex="11pt" fo:language="en" fo:country="US" style:language-asian="de" style:country-asian="DE" fo:hyphenate="true"/>
    </style:style>
    <style:style style:name="_a_Trakt_Num2_EFD" style:display-name="_a_Trakt_Num2_EFD" style:family="paragraph" style:parent-style-name="_a_Trakt_Num1_EFD" style:next-style-name="Text_CDB" style:list-style-name="LFO1" style:default-outline-level="2">
      <style:paragraph-properties fo:margin-left="0in" fo:text-indent="0in">
        <style:tab-stops>
          <style:tab-stop style:type="left" style:position="0.4in"/>
          <style:tab-stop style:type="left" style:position="0.5902in"/>
        </style:tab-stops>
      </style:paragraph-properties>
      <style:text-properties fo:font-weight="normal" style:font-weight-asian="normal" fo:hyphenate="true"/>
    </style:style>
    <style:style style:name="_a_Trakt_Num3_EFD" style:display-name="_a_Trakt_Num3_EFD" style:family="paragraph" style:parent-style-name="_a_Trakt_Num1_EFD" style:next-style-name="Text_CDB" style:list-style-name="LFO1" style:default-outline-level="3">
      <style:paragraph-properties fo:margin-left="0in" fo:text-indent="0in">
        <style:tab-stops>
          <style:tab-stop style:type="left" style:position="0.5in"/>
          <style:tab-stop style:type="left" style:position="0.5902in"/>
        </style:tab-stops>
      </style:paragraph-properties>
      <style:text-properties fo:font-weight="normal" style:font-weight-asian="normal" fo:language="de" fo:country="DE" fo:hyphenate="true"/>
    </style:style>
    <style:style style:name="_a_Trakt_Num4_EFD" style:display-name="_a_Trakt_Num4_EFD" style:family="paragraph" style:parent-style-name="_a_Trakt_Num1_EFD" style:next-style-name="Text_CDB" style:list-style-name="LFO1" style:default-outline-level="4">
      <style:paragraph-properties fo:margin-left="0in" fo:text-indent="0in">
        <style:tab-stops>
          <style:tab-stop style:type="left" style:position="0.6388in"/>
        </style:tab-stops>
      </style:paragraph-properties>
      <style:text-properties fo:font-weight="normal" style:font-weight-asian="normal" fo:hyphenate="true"/>
    </style:style>
    <style:style style:name="_b_Trakt1_EFD" style:display-name="_b_Trakt1_EFD" style:family="paragraph" style:parent-style-name="Überschrift1" style:next-style-name="Text_CDB" style:default-outline-level="1">
      <style:paragraph-properties fo:keep-with-next="auto" fo:margin-top="0.0555in" fo:margin-bottom="0.0555in"/>
      <style:text-properties fo:font-size="11pt" style:font-size-asian="11pt" style:font-size-complex="12pt" style:language-asian="de" style:country-asian="DE" fo:hyphenate="true"/>
    </style:style>
    <style:style style:name="_b_Trakt2_EFD" style:display-name="_b_Trakt2_EFD" style:family="paragraph" style:parent-style-name="_b_Trakt1_EFD" style:next-style-name="Text_CDB" style:default-outline-level="2">
      <style:text-properties fo:font-weight="normal" style:font-weight-asian="normal" style:font-size-complex="10pt" style:language-asian="de" style:country-asian="CH" fo:hyphenate="true"/>
    </style:style>
    <style:style style:name="_b_Trakt3_EFD" style:display-name="_b_Trakt3_EFD" style:family="paragraph" style:parent-style-name="_b_Trakt1_EFD" style:next-style-name="Text_CDB" style:default-outline-level="3">
      <style:paragraph-properties fo:margin-left="0.1972in">
        <style:tab-stops>
          <style:tab-stop style:type="left" style:position="0.393in"/>
          <style:tab-stop style:type="left" style:position="0.5902in"/>
        </style:tab-stops>
      </style:paragraph-properties>
      <style:text-properties fo:font-weight="normal" style:font-weight-asian="normal" style:font-weight-complex="normal" style:font-size-complex="10pt" style:language-asian="de" style:country-asian="CH" fo:hyphenate="true"/>
    </style:style>
    <style:style style:name="Z_Form_Feld_CDB" style:display-name="Z_Form_Feld_CDB" style:family="paragraph" style:parent-style-name="Standard">
      <style:text-properties fo:font-size="7.5pt" style:font-size-asian="7.5pt" fo:hyphenate="true"/>
    </style:style>
    <style:style style:name="Verzeichnis1" style:display-name="Verzeichnis 1" style:family="paragraph" style:parent-style-name="Standard" style:next-style-name="Standard" style:auto-update="true">
      <style:paragraph-properties fo:margin-top="0.0833in" fo:line-height="100%" fo:margin-left="0.2951in" fo:text-indent="-0.2951in">
        <style:tab-stops>
          <style:tab-stop style:type="left" style:position="-0.0437in"/>
          <style:tab-stop style:type="right" style:leader-style="dotted" style:leader-text="." style:position="6.0048in"/>
        </style:tab-stops>
      </style:paragraph-properties>
      <style:text-properties style:font-size-complex="11pt" style:language-asian="de" style:country-asian="DE" fo:hyphenate="true"/>
    </style:style>
    <style:style style:name="Hyperlink" style:display-name="Hyperlink" style:family="text">
      <style:text-properties fo:color="#0000FF" style:text-underline-type="single" style:text-underline-style="solid" style:text-underline-width="auto" style:text-underline-mode="continuous"/>
    </style:style>
    <style:style style:name="Tabellentext_CDB" style:display-name="Tabellentext_CDB" style:family="paragraph" style:parent-style-name="Standard">
      <style:paragraph-properties fo:margin-top="0.0277in" fo:margin-bottom="0.0555in"/>
      <style:text-properties fo:font-size="10pt" style:font-size-asian="10pt" style:font-size-complex="8pt" style:language-asian="de" style:country-asian="DE" fo:hyphenate="true"/>
    </style:style>
    <style:style style:name="Beschriftung" style:display-name="Beschriftung" style:family="paragraph" style:parent-style-name="Standard" style:next-style-name="Text_CDB">
      <style:paragraph-properties fo:margin-top="0.0833in"/>
      <style:text-properties style:font-weight-complex="bold" fo:font-size="9pt" style:font-size-asian="9pt" style:font-size-complex="9pt" fo:hyphenate="true"/>
    </style:style>
    <style:style style:name="Fußnotentext" style:display-name="Fußnotentext" style:family="paragraph" style:parent-style-name="Standard">
      <style:text-properties fo:font-size="9pt" style:font-size-asian="9pt" fo:hyphenate="true"/>
    </style:style>
    <style:style style:name="Verzeichnis2" style:display-name="Verzeichnis 2" style:family="paragraph" style:parent-style-name="Standard" style:next-style-name="Standard" style:auto-update="true">
      <style:paragraph-properties fo:margin-top="0.0555in" fo:line-height="100%" fo:margin-left="0.8861in" fo:text-indent="-0.5909in">
        <style:tab-stops>
          <style:tab-stop style:type="right" style:leader-style="dotted" style:leader-text="." style:position="5.4138in"/>
        </style:tab-stops>
      </style:paragraph-properties>
      <style:text-properties style:font-size-complex="11pt" style:language-asian="de" style:country-asian="DE" fo:hyphenate="true"/>
    </style:style>
    <style:style style:name="Verzeichnis3" style:display-name="Verzeichnis 3" style:family="paragraph" style:parent-style-name="Standard" style:next-style-name="Standard" style:auto-update="true">
      <style:paragraph-properties fo:line-height="100%" fo:margin-left="0.8861in" fo:text-indent="-0.5909in">
        <style:tab-stops>
          <style:tab-stop style:type="left" style:position="0in"/>
          <style:tab-stop style:type="right" style:leader-style="dotted" style:leader-text="." style:position="5.4138in"/>
        </style:tab-stops>
      </style:paragraph-properties>
      <style:text-properties style:font-size-complex="11pt" style:language-asian="de" style:country-asian="DE" fo:hyphenate="true"/>
    </style:style>
    <style:style style:name="Verzeichnis4" style:display-name="Verzeichnis 4" style:family="paragraph" style:parent-style-name="Standard" style:next-style-name="Standard" style:auto-update="true">
      <style:paragraph-properties fo:line-height="100%" fo:margin-left="0.8861in" fo:text-indent="-0.5909in">
        <style:tab-stops>
          <style:tab-stop style:type="right" style:leader-style="dotted" style:leader-text="." style:position="5.4138in"/>
        </style:tab-stops>
      </style:paragraph-properties>
      <style:text-properties style:font-size-complex="11pt" style:language-asian="de" style:country-asian="DE" fo:hyphenate="true"/>
    </style:style>
    <style:style style:name="Einzug1_CDB" style:display-name="Einzug 1_CDB" style:family="paragraph" style:parent-style-name="Standard">
      <style:paragraph-properties fo:margin-left="0.1972in">
        <style:tab-stops>
          <style:tab-stop style:type="left" style:position="0in"/>
        </style:tab-stops>
      </style:paragraph-properties>
      <style:text-properties style:font-size-complex="11pt" style:language-asian="de" style:country-asian="DE" fo:hyphenate="true"/>
    </style:style>
    <style:style style:name="Einzug2_CDB" style:display-name="Einzug 2_CDB" style:family="paragraph" style:parent-style-name="Standard">
      <style:paragraph-properties fo:margin-left="0.3937in">
        <style:tab-stops>
          <style:tab-stop style:type="left" style:position="0in"/>
        </style:tab-stops>
      </style:paragraph-properties>
      <style:text-properties style:font-size-complex="11pt" style:language-asian="de" style:country-asian="DE" fo:hyphenate="true"/>
    </style:style>
    <style:style style:name="Einzug3_CDB" style:display-name="Einzug 3_CDB" style:family="paragraph" style:parent-style-name="Standard">
      <style:paragraph-properties fo:margin-left="0.5909in">
        <style:tab-stops>
          <style:tab-stop style:type="left" style:position="0in"/>
        </style:tab-stops>
      </style:paragraph-properties>
      <style:text-properties style:font-size-complex="11pt" style:language-asian="de" style:country-asian="DE" fo:hyphenate="true"/>
    </style:style>
    <style:style style:name="Aufzählung1_CDB" style:display-name="Aufzählung 1_CDB" style:family="paragraph" style:parent-style-name="Standard" style:list-style-name="LFO2">
      <style:text-properties style:font-size-complex="11pt" style:language-asian="de" style:country-asian="DE" fo:hyphenate="true"/>
    </style:style>
    <style:style style:name="Aufzählung2_CDB" style:display-name="Aufzählung 2_CDB" style:family="paragraph" style:parent-style-name="Standard" style:list-style-name="LFO3">
      <style:text-properties style:font-size-complex="11pt" style:language-asian="de" style:country-asian="DE" fo:hyphenate="true"/>
    </style:style>
    <style:style style:name="Aufzählung3_CDB" style:display-name="Aufzählung 3_CDB" style:family="paragraph" style:parent-style-name="Standard" style:list-style-name="LFO4">
      <style:text-properties style:font-size-complex="11pt" style:language-asian="de" style:country-asian="DE" fo:hyphenate="true"/>
    </style:style>
    <style:style style:name="Aufzählunga1_CDB" style:display-name="Aufzählung a1_CDB" style:family="paragraph" style:parent-style-name="Standard" style:list-style-name="LFO5">
      <style:text-properties style:font-size-complex="11pt" style:language-asian="de" style:country-asian="DE" fo:hyphenate="true"/>
    </style:style>
    <style:style style:name="Aufzählunga2_CDB" style:display-name="Aufzählung a2_CDB" style:family="paragraph" style:parent-style-name="Standard" style:list-style-name="LFO6">
      <style:text-properties style:font-size-complex="11pt" style:language-asian="de" style:country-asian="DE" fo:hyphenate="true"/>
    </style:style>
    <style:style style:name="Aufzählunga3_CDB" style:display-name="Aufzählung a3_CDB" style:family="paragraph" style:parent-style-name="Standard" style:list-style-name="LFO7">
      <style:text-properties style:font-size-complex="11pt" style:language-asian="de" style:country-asian="DE" fo:hyphenate="true"/>
    </style:style>
    <style:style style:name="AufzählungNumm1_CDB" style:display-name="Aufzählung Numm 1_CDB" style:family="paragraph" style:parent-style-name="Standard" style:list-style-name="LFO8">
      <style:text-properties style:font-size-complex="11pt" style:language-asian="de" style:country-asian="DE" fo:hyphenate="true"/>
    </style:style>
    <style:style style:name="AufzählungNumm2_CDB" style:display-name="Aufzählung Numm 2_CDB" style:family="paragraph" style:parent-style-name="Standard" style:list-style-name="LFO9">
      <style:text-properties style:font-size-complex="11pt" style:language-asian="de" style:country-asian="DE" fo:hyphenate="true"/>
    </style:style>
    <style:style style:name="AufzählungNumm3_CDB" style:display-name="Aufzählung Numm 3_CDB" style:family="paragraph" style:parent-style-name="Standard" style:list-style-name="LFO10">
      <style:text-properties style:font-size-complex="11pt" style:language-asian="de" style:country-asian="DE" fo:hyphenate="true"/>
    </style:style>
    <style:style style:name="CDB_Hierarchie" style:display-name="CDB_Hierarchie" style:family="paragraph" style:parent-style-name="Kopfzeile">
      <style:text-properties fo:hyphenate="false"/>
    </style:style>
    <style:style style:name="Zweittrakt" style:display-name="Zweittrakt" style:family="paragraph" style:parent-style-name="Standard" style:next-style-name="Textkörper">
      <style:text-properties fo:hyphenate="true"/>
    </style:style>
    <style:style style:name="Textkörper" style:display-name="Textkörper" style:family="paragraph" style:next-style-name="Zweittrakt">
      <style:text-properties style:font-name="Arial" fo:font-size="11pt" style:font-size-asian="11pt" fo:hyphenate="true"/>
    </style:style>
    <style:style style:name="TextkörperZchn" style:display-name="Textkörper Zchn" style:family="text">
      <style:text-properties style:font-name="Arial" fo:font-size="11pt" style:font-size-asian="11pt" style:language-complex="ar" style:country-complex="SA"/>
    </style:style>
    <style:style style:name="Fußnotenzeichen" style:display-name="Fußnotenzeichen" style:family="text">
      <style:text-properties style:text-position="super 65%"/>
    </style:style>
    <style:style style:name="Abstand12pt_CDB" style:display-name="Abstand 12 pt_CDB" style:family="paragraph">
      <style:paragraph-properties fo:margin-top="0.1666in" fo:line-height="0.0138in"/>
      <style:text-properties style:font-name="Arial" fo:font-weight="bold" style:font-weight-asian="bold" fo:color="#0033CC" fo:font-size="12pt" style:font-size-asian="12pt" style:font-size-complex="11pt" style:language-asian="de" style:country-asian="DE" fo:hyphenate="true"/>
    </style:style>
    <style:style style:name="Abstand18pt_CDB" style:display-name="Abstand 18 pt_CDB" style:family="paragraph">
      <style:paragraph-properties style:punctuation-wrap="simple" style:text-autospace="none" style:vertical-align="baseline" fo:margin-top="0.25in" fo:line-height="0.0138in"/>
      <style:text-properties style:font-name="Arial" fo:font-weight="bold" style:font-weight-asian="bold" fo:color="#000099" fo:font-size="18pt" style:font-size-asian="18pt" style:language-asian="de" style:country-asian="DE" fo:hyphenate="true"/>
    </style:style>
    <style:style style:name="Abstand6pt_CDB" style:display-name="Abstand 6 pt_CDB" style:family="paragraph">
      <style:paragraph-properties fo:margin-top="0.0833in" fo:line-height="0.0138in"/>
      <style:text-properties style:font-name="Arial" fo:font-weight="bold" style:font-weight-asian="bold" fo:color="#0066FF" fo:font-size="8pt" style:font-size-asian="8pt" style:language-asian="de" style:country-asian="DE" fo:hyphenate="true"/>
    </style:style>
    <style:style style:name="Inhaltsverzeichnis_CDB" style:display-name="Inhaltsverzeichnis_CDB" style:family="paragraph" style:parent-style-name="Standard" style:next-style-name="Text_CDB">
      <style:paragraph-properties fo:margin-top="0.5in" fo:margin-bottom="0.1666in"/>
      <style:text-properties fo:font-weight="bold" style:font-weight-asian="bold" fo:font-size="18pt" style:font-size-asian="18pt" style:font-size-complex="11pt" style:language-asian="de" style:country-asian="DE" fo:hyphenate="true"/>
    </style:style>
    <style:style style:name="Tabellentitel_CDB" style:display-name="Tabellentitel_CDB" style:family="paragraph" style:parent-style-name="Standard" style:next-style-name="Tabellentext_CDB">
      <style:paragraph-properties fo:margin-top="0.0277in" fo:margin-bottom="0.0277in"/>
      <style:text-properties fo:font-weight="bold" style:font-weight-asian="bold" fo:font-size="10pt" style:font-size-asian="10pt" style:language-asian="de" style:country-asian="DE" fo:hyphenate="true"/>
    </style:style>
    <style:style style:name="Text_Zwischentitel_CDB" style:display-name="Text_Zwischentitel_CDB" style:family="paragraph" style:parent-style-name="Standard" style:next-style-name="Text_CDB">
      <style:paragraph-properties fo:margin-top="0.25in" fo:margin-bottom="0.0555in" fo:margin-left="0.3388in" fo:text-indent="-0.3388in">
        <style:tab-stops/>
      </style:paragraph-properties>
      <style:text-properties fo:font-weight="bold" style:font-weight-asian="bold" style:font-size-complex="11pt" style:language-asian="de" style:country-asian="DE" fo:hyphenate="true"/>
    </style:style>
    <style:style style:name="Überschrift_ohneNr_CDB" style:display-name="Überschrift_ohne Nr_CDB" style:family="paragraph" style:parent-style-name="Standard" style:next-style-name="Text_CDB" style:default-outline-level="1">
      <style:paragraph-properties fo:margin-top="0.3333in"/>
      <style:text-properties fo:font-weight="bold" style:font-weight-asian="bold" fo:font-size="14pt" style:font-size-asian="14pt" style:font-size-complex="14pt" style:language-asian="de" style:country-asian="DE" fo:hyphenate="true"/>
    </style:style>
    <style:style style:name="Verzeichnis5" style:display-name="Verzeichnis 5" style:family="paragraph" style:parent-style-name="Standard" style:next-style-name="Standard" style:auto-update="true">
      <style:paragraph-properties fo:line-height="100%" fo:margin-left="1.0826in" fo:text-indent="-0.7875in">
        <style:tab-stops>
          <style:tab-stop style:type="right" style:leader-style="dotted" style:leader-text="." style:position="5.2173in"/>
        </style:tab-stops>
      </style:paragraph-properties>
      <style:text-properties style:font-size-complex="11pt" style:language-asian="de" style:country-asian="DE" fo:hyphenate="true"/>
    </style:style>
    <style:style style:name="Verzeichnis6" style:display-name="Verzeichnis 6" style:family="paragraph" style:parent-style-name="Standard" style:next-style-name="Standard" style:auto-update="true">
      <style:paragraph-properties fo:line-height="100%" fo:margin-left="1.0826in" fo:text-indent="-0.7875in">
        <style:tab-stops>
          <style:tab-stop style:type="right" style:leader-style="dotted" style:leader-text="." style:position="5.2173in"/>
        </style:tab-stops>
      </style:paragraph-properties>
      <style:text-properties style:font-size-complex="11pt" style:language-asian="de" style:country-asian="DE" fo:hyphenate="true"/>
    </style:style>
    <style:style style:name="Verzeichnis7" style:display-name="Verzeichnis 7" style:family="paragraph" style:parent-style-name="Standard" style:next-style-name="Standard" style:auto-update="true">
      <style:paragraph-properties fo:line-height="100%" fo:margin-left="1.2798in" fo:text-indent="-0.9847in">
        <style:tab-stops>
          <style:tab-stop style:type="left" style:position="0.0173in"/>
          <style:tab-stop style:type="right" style:leader-style="dotted" style:leader-text="." style:position="5.0201in"/>
        </style:tab-stops>
      </style:paragraph-properties>
      <style:text-properties style:font-size-complex="11pt" style:language-asian="de" style:country-asian="DE" fo:hyphenate="true"/>
    </style:style>
    <style:style style:name="Verzeichnis8" style:display-name="Verzeichnis 8" style:family="paragraph" style:parent-style-name="Standard" style:next-style-name="Standard" style:auto-update="true">
      <style:paragraph-properties fo:line-height="100%" fo:margin-left="1.4763in" fo:text-indent="-1.1812in">
        <style:tab-stops>
          <style:tab-stop style:type="right" style:leader-style="dotted" style:leader-text="." style:position="4.8236in"/>
        </style:tab-stops>
      </style:paragraph-properties>
      <style:text-properties style:font-size-complex="11pt" style:language-asian="de" style:country-asian="DE" fo:hyphenate="true"/>
    </style:style>
    <style:style style:name="Verzeichnis9" style:display-name="Verzeichnis 9" style:family="paragraph" style:parent-style-name="Standard" style:next-style-name="Standard" style:auto-update="true">
      <style:paragraph-properties fo:line-height="100%" fo:margin-left="1.6736in" fo:text-indent="-1.3784in">
        <style:tab-stops>
          <style:tab-stop style:type="right" style:leader-style="dotted" style:leader-text="." style:position="4.6263in"/>
        </style:tab-stops>
      </style:paragraph-properties>
      <style:text-properties style:font-size-complex="11pt" style:language-asian="de" style:country-asian="DE" fo:hyphenate="true"/>
    </style:style>
    <style:style style:name="Seitenzahl" style:display-name="Seitenzahl" style:family="text" style:parent-style-name="Absatz-Standardschriftart"/>
    <style:style style:name="FormatvorlageText_CDBNach0Pt." style:display-name="Formatvorlage Text_CDB + Nach:  0 Pt." style:family="paragraph" style:parent-style-name="Text_CDB" style:list-style-name="LFO12">
      <style:text-properties style:font-size-complex="10pt" fo:hyphenate="true"/>
    </style:style>
    <style:style style:name="AufzählungPunkt1" style:display-name="Aufzählung Punkt 1" style:family="paragraph" style:parent-style-name="Aufzählung1_CDB" style:next-style-name="Text_CDB" style:list-style-name="LFO13">
      <style:text-properties style:font-size-complex="10pt" fo:hyphenate="true"/>
    </style:style>
    <style:style style:name="AufzählungPunkt2" style:display-name="Aufzählung Punkt 2" style:family="paragraph" style:parent-style-name="AufzählungPunkt1" style:list-style-name="LFO13">
      <style:paragraph-properties fo:margin-left="0.3944in">
        <style:tab-stops/>
      </style:paragraph-properties>
      <style:text-properties fo:hyphenate="true"/>
    </style:style>
    <style:style style:name="AufzählungPunkt3" style:display-name="Aufzählung Punkt 3" style:family="paragraph" style:parent-style-name="AufzählungPunkt1" style:list-style-name="LFO13">
      <style:paragraph-properties fo:margin-left="0.7875in" fo:text-indent="-0.3937in">
        <style:tab-stops>
          <style:tab-stop style:type="left" style:position="-0.1965in"/>
        </style:tab-stops>
      </style:paragraph-properties>
      <style:text-properties fo:hyphenate="true"/>
    </style:style>
    <style:style style:name="FormatvorlageText_CDBFettWeiß" style:display-name="Formatvorlage Text_CDB + Fett Weiß" style:family="paragraph" style:parent-style-name="Text_CDB">
      <style:text-properties fo:font-weight="bold" style:font-weight-asian="bold" style:font-weight-complex="bold" fo:color="#000000" fo:hyphenate="true"/>
    </style:style>
    <style:style style:name="AufzählungNumero" style:display-name="Aufzählung Numero" style:family="paragraph" style:parent-style-name="AufzählungPunkt" style:next-style-name="AufzählungPunkt" style:list-style-name="LFO14">
      <style:paragraph-properties fo:line-height="150%" fo:margin-left="0.4958in" fo:text-indent="-0.2479in">
        <style:tab-stops/>
      </style:paragraph-properties>
      <style:text-properties fo:hyphenate="true"/>
    </style:style>
    <style:style style:name="AufzählungPunkt" style:display-name="Aufzählung Punkt" style:family="paragraph" style:parent-style-name="AufzählungPunkt1" style:next-style-name="AufzählungNumero" style:list-style-name="LFO15">
      <style:paragraph-properties fo:line-height="120%"/>
      <style:text-properties fo:hyphenate="true"/>
    </style:style>
    <style:style style:name="AufzählungNumm1_CDBCar" style:display-name="Aufzählung Numm 1_CDB Car" style:family="text">
      <style:text-properties style:font-name="Arial" fo:font-size="11pt" style:font-size-asian="11pt" style:font-size-complex="11pt" style:language-asian="de" style:country-asian="DE"/>
    </style:style>
    <style:style style:name="AufzählungNumeroCar" style:display-name="Aufzählung Numero Car" style:family="text" style:parent-style-name="AufzählungNumm1_CDBCar">
      <style:text-properties style:font-name="Arial" fo:font-size="11pt" style:font-size-asian="11pt" style:font-size-complex="11pt" style:language-asian="de" style:country-asian="DE"/>
    </style:style>
    <style:style style:name="Aufzählung" style:display-name="Aufzählung" style:family="paragraph" style:parent-style-name="AufzählungPunkt" style:list-style-name="LFO16">
      <style:text-properties fo:hyphenate="true"/>
    </style:style>
    <style:style style:name="Aufzählung1_CDBCar" style:display-name="Aufzählung 1_CDB Car" style:family="text">
      <style:text-properties style:font-name="Arial" fo:font-size="11pt" style:font-size-asian="11pt" style:font-size-complex="11pt" style:language-asian="de" style:country-asian="DE"/>
    </style:style>
    <style:style style:name="AufzählungPunkt1Car" style:display-name="Aufzählung Punkt 1 Car" style:family="text" style:parent-style-name="Aufzählung1_CDBCar">
      <style:text-properties style:font-name="Arial" fo:font-size="11pt" style:font-size-asian="11pt" style:font-size-complex="11pt" style:language-asian="de" style:country-asian="DE"/>
    </style:style>
    <style:style style:name="AufzählungPunktZchn" style:display-name="Aufzählung Punkt Zchn" style:family="text" style:parent-style-name="AufzählungPunkt1Car">
      <style:text-properties style:font-name="Arial" fo:font-size="11pt" style:font-size-asian="11pt" style:font-size-complex="11pt" style:language-asian="de" style:country-asian="DE"/>
    </style:style>
    <style:style style:name="AufzählungZchn" style:display-name="Aufzählung Zchn" style:family="text" style:parent-style-name="AufzählungPunktZchn">
      <style:text-properties style:font-name="Arial" fo:font-size="11pt" style:font-size-asian="11pt" style:font-size-complex="11pt" style:language-asian="de" style:country-asian="DE"/>
    </style:style>
    <style:style style:name="KopfzeileZchn" style:display-name="Kopfzeile Zchn" style:family="text" style:parent-style-name="Absatz-Standardschriftart">
      <style:text-properties style:font-name="Arial" fo:font-size="7.5pt" style:font-size-asian="7.5pt"/>
    </style:style>
    <style:style style:name="Kopfzeile2Departement" style:display-name="Kopfzeile2Departement" style:family="paragraph" style:parent-style-name="Standard" style:next-style-name="Standard">
      <style:paragraph-properties fo:widows="0" fo:orphans="0" style:line-height-at-least="0.1388in"/>
      <style:text-properties style:font-name-asian="Calibri" style:font-name-complex="Times New Roman" fo:font-size="7.5pt" style:font-size-asian="7.5pt" style:font-size-complex="11pt" style:language-asian="en" style:country-asian="US" fo:hyphenate="false"/>
    </style:style>
    <style:style style:name="Überschrift1Zchn" style:display-name="Überschrift 1 Zchn" style:family="text" style:parent-style-name="Absatz-Standardschriftart">
      <style:text-properties style:font-name="Arial" style:font-name-complex="Arial" fo:font-weight="bold" style:font-weight-asian="bold" style:font-weight-complex="bold" style:letter-kerning="true" fo:font-size="16pt" style:font-size-asian="16pt" style:font-size-complex="16pt"/>
    </style:style>
    <style:style style:name="Literaturverzeichnis" style:display-name="Literaturverzeichnis" style:family="paragraph" style:parent-style-name="Standard" style:next-style-name="Standard">
      <style:text-properties fo:hyphenate="true"/>
    </style:style>
    <style:style style:name="Platzhaltertext" style:display-name="Platzhaltertext" style:family="text" style:parent-style-name="Absatz-Standardschriftart">
      <style:text-properties fo:color="#808080"/>
    </style:style>
    <style:style style:name="Standard1" style:display-name="Standard1" style:family="paragraph" style:parent-style-name="Standard">
      <style:paragraph-properties fo:margin-bottom="0.0833in" fo:line-height="110%"/>
      <style:text-properties style:font-size-complex="11pt" fo:language="en" fo:country="US" fo:hyphenate="true"/>
    </style:style>
    <style:style style:name="NormalZchn" style:display-name="Normal Zchn" style:family="text" style:parent-style-name="Absatz-Standardschriftart">
      <style:text-properties style:font-name="Arial" fo:font-size="11pt" style:font-size-asian="11pt" style:font-size-complex="11pt" fo:language="en" fo:country="US"/>
    </style:style>
    <style:style style:name="Listenabsatz" style:display-name="Listenabsatz" style:family="paragraph" style:parent-style-name="Standard">
      <style:paragraph-properties fo:margin-left="0.5in">
        <style:tab-stops/>
      </style:paragraph-properties>
      <style:text-properties fo:hyphenate="tru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fo:font-weight="bold" style:font-weight-asian="bold" fo:font-style="normal" style:font-style-asian="normal" fo:font-size="16pt" style:font-size-asian="16pt" style:font-size-complex="16pt"/>
    </style:style>
    <style:style style:name="WW_CharOUTLINELVL2" style:family="text">
      <style:text-properties style:font-name="Arial" fo:font-weight="bold" style:font-weight-asian="bold" fo:font-style="normal" style:font-style-asian="normal" fo:font-size="14pt" style:font-size-asian="14pt" style:font-size-complex="14pt"/>
    </style:style>
    <style:style style:name="WW_CharOUTLINELVL3" style:family="text">
      <style:text-properties style:font-name="Arial" fo:font-weight="bold" style:font-weight-asian="bold" fo:font-style="normal" style:font-style-asian="normal" fo:font-size="12pt" style:font-size-asian="12pt" style:font-size-complex="12pt"/>
    </style:style>
    <style:style style:name="WW_CharOUTLINELVL5" style:family="text">
      <style:text-properties style:font-name="Arial" fo:font-weight="bold" style:font-weight-asian="bold" fo:font-style="normal" style:font-style-asian="normal" fo:font-size="11pt" style:font-size-asian="11pt" style:font-size-complex="11pt"/>
    </style:style>
    <style:style style:name="WW_CharOUTLINELVL6" style:family="text">
      <style:text-properties style:font-name="Arial" fo:font-weight="normal" style:font-weight-asian="normal" fo:font-style="normal" style:font-style-asian="normal" fo:font-size="11pt" style:font-size-asian="11pt" style:font-size-complex="11pt"/>
    </style:style>
    <style:style style:name="WW_CharOUTLINELVL7" style:family="text">
      <style:text-properties style:font-name="Arial" fo:font-weight="normal" style:font-weight-asian="normal" fo:font-style="normal" style:font-style-asian="normal" fo:font-size="11pt" style:font-size-asian="11pt" style:font-size-complex="11pt"/>
    </style:style>
    <style:style style:name="WW_CharOUTLINELVL8" style:family="text">
      <style:text-properties style:font-name="Arial" fo:font-weight="normal" style:font-weight-asian="normal" fo:font-style="normal" style:font-style-asian="normal" fo:font-size="11pt" style:font-size-asian="11pt" style:font-size-complex="11pt"/>
    </style:style>
    <style:style style:name="WW_CharOUTLINELVL9" style:family="text">
      <style:text-properties style:font-name="Arial" fo:font-weight="normal" style:font-weight-asian="normal" fo:font-style="normal" style:font-style-asian="normal" fo:font-size="11pt" style:font-size-asian="11pt" style:font-size-complex="11pt"/>
    </style:style>
    <text:outline-style style:name="WW_OutlineListStyle">
      <text:outline-level-style text:level="1" text:style-name="WW_CharOUTLINELVL1" style:num-format="1">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2" text:style-name="WW_CharOUTLINE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3" text:style-name="WW_CharOUTLINE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4" style:num-format=""/>
      <text:outline-level-style text:level="5" text:style-name="WW_CharOUTLINELVL5" style:num-format="1" text:display-levels="5">
        <style:list-level-properties text:space-before="0in" text:min-label-width="0.7875in" text:list-level-position-and-space-mode="label-alignment">
          <style:list-level-label-alignment text:label-followed-by="listtab" fo:margin-left="0.7875in" fo:text-indent="-0.7875in"/>
        </style:list-level-properties>
      </text:outline-level-style>
      <text:outline-level-style text:level="6" text:style-name="WW_CharOUTLINELVL6" style:num-format="1" text:display-levels="6">
        <style:list-level-properties text:space-before="0in" text:min-label-width="0.7875in" text:list-level-position-and-space-mode="label-alignment">
          <style:list-level-label-alignment text:label-followed-by="listtab" fo:margin-left="0.7875in" fo:text-indent="-0.7875in"/>
        </style:list-level-properties>
      </text:outline-level-style>
      <text:outline-level-style text:level="7" text:style-name="WW_CharOUTLINELVL7" style:num-format="1" text:display-levels="7">
        <style:list-level-properties text:space-before="0in" text:min-label-width="1.1812in" text:list-level-position-and-space-mode="label-alignment">
          <style:list-level-label-alignment text:label-followed-by="listtab" fo:margin-left="1.1812in" fo:text-indent="-1.1812in"/>
        </style:list-level-properties>
      </text:outline-level-style>
      <text:outline-level-style text:level="8" text:style-name="WW_CharOUTLINELVL8" style:num-format="1" text:display-levels="8">
        <style:list-level-properties text:space-before="0in" text:min-label-width="1.1812in" text:list-level-position-and-space-mode="label-alignment">
          <style:list-level-label-alignment text:label-followed-by="listtab" fo:margin-left="1.1812in" fo:text-indent="-1.1812in"/>
        </style:list-level-properties>
      </text:outline-level-style>
      <text:outline-level-style text:level="9" text:style-name="WW_CharOUTLINELVL9" style:num-format="1" text:display-levels="9">
        <style:list-level-properties text:space-before="0in" text:min-label-width="1.1812in" text:list-level-position-and-space-mode="label-alignment">
          <style:list-level-label-alignment text:label-followed-by="listtab" fo:margin-left="1.1812in" fo:text-indent="-1.1812in"/>
        </style:list-level-properties>
      </text:outline-level-style>
    </text:outline-style>
    <style:style style:name="WW_CharLFO1LVL1" style:family="text">
      <style:text-properties style:font-name-complex="Times New Roman" fo:font-weight="bold" style:font-weight-asian="bold"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emphasize="none"/>
    </style:style>
    <style:style style:name="WW_CharLFO1LVL2" style:family="text">
      <style:text-properties fo:font-style="normal" style:font-style-asian="normal" fo:text-transform="none" fo:font-variant="normal" style:text-line-through-type="none" text:display="true" fo:color="#000000" fo:letter-spacing="normal" style:letter-kerning="false" style:text-position="0% 100%" style:text-underline-type="none" style:text-emphasize="none"/>
    </style:style>
    <text:list-style style:name="LFO1">
      <text:list-level-style-number text:level="1" text:style-name="WW_CharLFO1LVL1" style:num-format="1">
        <style:list-level-properties text:space-before="0.0833in" text:min-label-width="0.3in" text:list-level-position-and-space-mode="label-alignment">
          <style:list-level-label-alignment text:label-followed-by="listtab" fo:margin-left="0.383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bullet text:level="1" text:style-name="WW_CharLFO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3937in" text:min-label-width="0.1972in" text:list-level-position-and-space-mode="label-alignment">
          <style:list-level-label-alignment text:label-followed-by="listtab" fo:margin-left="0.5909in" fo:text-indent="-0.1972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Arial" fo:font-weight="normal" style:font-weight-asian="normal" fo:font-style="normal" style:font-style-asian="normal" fo:font-size="11pt" style:font-size-asian="11pt" style:font-size-complex="11pt"/>
    </style:style>
    <text:list-style style:name="LFO5">
      <text:list-level-style-number text:level="1" text:style-name="WW_CharLFO5LVL1" style:num-suffix="." style:num-format="a" style:num-letter-sync="true">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Arial" fo:font-weight="normal" style:font-weight-asian="normal" fo:font-style="normal" style:font-style-asian="normal" fo:font-size="11pt" style:font-size-asian="11pt" style:font-size-complex="11pt"/>
    </style:style>
    <text:list-style style:name="LFO6">
      <text:list-level-style-number text:level="1" text:style-name="WW_CharLFO6LVL1" style:num-suffix="." style:num-format="a" style:num-letter-sync="true">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Arial" fo:font-weight="normal" style:font-weight-asian="normal" fo:font-style="normal" style:font-style-asian="normal" fo:font-size="11pt" style:font-size-asian="11pt" style:font-size-complex="11pt"/>
    </style:style>
    <text:list-style style:name="LFO7">
      <text:list-level-style-number text:level="1" text:style-name="WW_CharLFO7LVL1" style:num-suffix="." style:num-format="a" style:num-letter-sync="true">
        <style:list-level-properties text:space-before="0.3937in" text:min-label-width="0.1972in" text:list-level-position-and-space-mode="label-alignment">
          <style:list-level-label-alignment text:label-followed-by="listtab" fo:margin-left="0.5909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fo:font-weight="normal" style:font-weight-asian="normal" fo:font-style="normal" style:font-style-asian="normal" fo:font-size="11pt" style:font-size-asian="11pt" style:font-size-complex="11pt"/>
    </style: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Arial" fo:font-weight="normal" style:font-weight-asian="normal" fo:font-style="normal" style:font-style-asian="normal" fo:font-size="11pt" style:font-size-asian="11pt" style:font-size-complex="11pt"/>
    </style:style>
    <text:list-style style:name="LFO9">
      <text:list-level-style-number text:level="1" text:style-name="WW_CharLFO9LVL1"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Arial" fo:font-weight="normal" style:font-weight-asian="normal" fo:font-style="normal" style:font-style-asian="normal" fo:font-size="11pt" style:font-size-asian="11pt" style:font-size-complex="11pt"/>
    </style:style>
    <text:list-style style:name="LFO10">
      <text:list-level-style-number text:level="1" text:style-name="WW_CharLFO10LVL1" style:num-suffix="." style:num-format="1">
        <style:list-level-properties text:space-before="0.3937in" text:min-label-width="0.1972in" text:list-level-position-and-space-mode="label-alignment">
          <style:list-level-label-alignment text:label-followed-by="listtab" fo:margin-left="0.5909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1" style:family="text">
      <style:text-properties style:font-name="Arial" fo:font-weight="bold" style:font-weight-asian="bold" fo:font-style="normal" style:font-style-asian="normal" fo:font-size="16pt" style:font-size-asian="16pt" style:font-size-complex="16pt"/>
    </style:style>
    <style:style style:name="WW_CharLFO11LVL2" style:family="text">
      <style:text-properties style:font-name="Arial" fo:font-weight="bold" style:font-weight-asian="bold" fo:font-style="normal" style:font-style-asian="normal" fo:font-size="14pt" style:font-size-asian="14pt" style:font-size-complex="14pt"/>
    </style:style>
    <style:style style:name="WW_CharLFO11LVL3" style:family="text">
      <style:text-properties style:font-name="Arial" fo:font-weight="bold" style:font-weight-asian="bold" fo:font-style="normal" style:font-style-asian="normal" fo:font-size="12pt" style:font-size-asian="12pt" style:font-size-complex="12pt"/>
    </style:style>
    <style:style style:name="WW_CharLFO11LVL4" style:family="text">
      <style:text-properties style:font-name="Arial" fo:font-weight="bold" style:font-weight-asian="bold" fo:font-style="normal" style:font-style-asian="normal" fo:font-size="11pt" style:font-size-asian="11pt" style:font-size-complex="11pt"/>
    </style:style>
    <style:style style:name="WW_CharLFO11LVL5" style:family="text">
      <style:text-properties style:font-name="Arial" fo:font-weight="bold" style:font-weight-asian="bold" fo:font-style="normal" style:font-style-asian="normal" fo:font-size="11pt" style:font-size-asian="11pt" style:font-size-complex="11pt"/>
    </style:style>
    <style:style style:name="WW_CharLFO11LVL6" style:family="text">
      <style:text-properties style:font-name="Arial" fo:font-weight="normal" style:font-weight-asian="normal" fo:font-style="normal" style:font-style-asian="normal" fo:font-size="11pt" style:font-size-asian="11pt" style:font-size-complex="11pt"/>
    </style:style>
    <style:style style:name="WW_CharLFO11LVL7" style:family="text">
      <style:text-properties style:font-name="Arial" fo:font-weight="normal" style:font-weight-asian="normal" fo:font-style="normal" style:font-style-asian="normal" fo:font-size="11pt" style:font-size-asian="11pt" style:font-size-complex="11pt"/>
    </style:style>
    <style:style style:name="WW_CharLFO11LVL8" style:family="text">
      <style:text-properties style:font-name="Arial" fo:font-weight="normal" style:font-weight-asian="normal" fo:font-style="normal" style:font-style-asian="normal" fo:font-size="11pt" style:font-size-asian="11pt" style:font-size-complex="11pt"/>
    </style:style>
    <style:style style:name="WW_CharLFO11LVL9" style:family="text">
      <style:text-properties style:font-name="Arial" fo:font-weight="normal" style:font-weight-asian="normal" fo:font-style="normal" style:font-style-asian="normal" fo:font-size="11pt" style:font-size-asian="11pt" style:font-size-complex="11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Arial" fo:color="#0080B9" style:text-position="0% 100%" fo:font-size="16pt" style:font-size-asian="16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style:font-name="Symbol" style:use-window-font-color="true" style:text-position="0% 100%" fo:font-size="12pt" style:font-size-asian="1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use-window-font-color="true" style:text-position="0% 100%" fo:font-size="12pt" style:font-size-asian="12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16">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1">
      <text:list-level-style-number text:level="1" text:style-name="WW_CharLFO11LV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11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11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text:style-name="WW_CharLFO11LVL4"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text:style-name="WW_CharLFO11LVL5" style:num-format="1" text:display-levels="5">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6" text:style-name="WW_CharLFO11LVL6" style:num-format="1" text:display-levels="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7" text:style-name="WW_CharLFO11LVL7" style:num-format="1" text:display-levels="7">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8" text:style-name="WW_CharLFO11LVL8" style:num-format="1" text:display-levels="8">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9" text:style-name="WW_CharLFO11LVL9" style:num-format="1" text:display-levels="9">
        <style:list-level-properties text:space-before="0in" text:min-label-width="1.1812in" text:list-level-position-and-space-mode="label-alignment">
          <style:list-level-label-alignment text:label-followed-by="listtab" fo:margin-left="1.1812in" fo:text-indent="-1.1812in"/>
        </style:list-level-properties>
      </text:list-level-style-number>
    </text:list-style>
    <text:list-style style:name="LFO17">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722in" fo:margin-left="1.1812in" fo:margin-bottom="0.2361in" fo:margin-right="0.7875in" style:num-format="1" style:writing-mode="lr-tb">
        <style:footnote-sep style:width="0.007in" style:rel-width="33%" style:color="#000000" style:line-style="solid" style:adjustment="left"/>
      </style:page-layout-properties>
      <style:header-style>
        <style:header-footer-properties style:dynamic-spacing="true" fo:min-height="0.3152in"/>
      </style:header-style>
      <style:footer-style>
        <style:header-footer-properties style:dynamic-spacing="true" fo:min-height="0.5513in"/>
      </style:footer-style>
    </style:page-layout>
    <style:style style:name="TableColumn3" style:family="table-column">
      <style:table-column-properties style:column-width="6.3986in" style:use-optimal-column-width="false"/>
    </style:style>
    <style:style style:name="Table2" style:family="table">
      <style:table-properties style:width="6.3986in" fo:margin-left="0in" table:align="left"/>
    </style:style>
    <style:style style:name="TableRow4" style:family="table-row">
      <style:table-row-properties style:row-height="0.2916in" style:use-optimal-row-height="false" fo:keep-together="always"/>
    </style:style>
    <style:style style:name="TableCell5" style:family="table-cell">
      <style:table-cell-properties fo:border="none" style:writing-mode="lr-tb" fo:padding-top="0in" fo:padding-left="0.0493in" fo:padding-bottom="0in" fo:padding-right="0.0493in"/>
    </style:style>
    <style:style style:name="TableColumn7" style:family="table-column">
      <style:table-column-properties style:column-width="5.1187in"/>
    </style:style>
    <style:style style:name="TableColumn8" style:family="table-column">
      <style:table-column-properties style:column-width="1.1736in"/>
    </style:style>
    <style:style style:name="Table6" style:family="table">
      <style:table-properties style:width="6.2923in" fo:margin-left="0in" table:align="left"/>
    </style:style>
    <style:style style:name="TableRow9" style:family="table-row">
      <style:table-row-properties/>
    </style:style>
    <style:style style:name="TableCell10" style:family="table-cell">
      <style:table-cell-properties fo:border="none" style:writing-mode="lr-tb" fo:padding-top="0in" fo:padding-left="0in" fo:padding-bottom="0in" fo:padding-right="0in"/>
    </style:style>
    <style:style style:name="TableCell11" style:family="table-cell">
      <style:table-cell-properties fo:border="none" style:writing-mode="lr-tb" fo:padding-top="0in" fo:padding-left="0in" fo:padding-bottom="0in" fo:padding-right="0in"/>
    </style:style>
    <style:style style:name="P12" style:parent-style-name="Fußzeile" style:family="paragraph">
      <style:paragraph-properties fo:text-align="end"/>
    </style:style>
    <number:date-style style:name="N13" number:language="de" number:country="CH">
      <number:day number:style="long" number:calendar="gregorian"/>
      <number:text>.</number:text>
      <number:month number:style="long" number:calendar="gregorian"/>
      <number:text>.</number:text>
      <number:year number:style="long" number:calendar="gregorian"/>
      <number:text> </number:text>
      <number:hours number:style="long"/>
      <number:text>:</number:text>
      <number:minutes number:style="long"/>
    </number:date-style>
    <style:style style:name="P14" style:parent-style-name="Fußzeile" style:family="paragraph">
      <style:paragraph-properties fo:text-align="end"/>
    </style:style>
    <style:style style:name="TableColumn16" style:family="table-column">
      <style:table-column-properties style:column-width="3.3666in" style:use-optimal-column-width="false"/>
    </style:style>
    <style:style style:name="TableColumn17" style:family="table-column">
      <style:table-column-properties style:column-width="3.4451in" style:use-optimal-column-width="false"/>
    </style:style>
    <style:style style:name="Table15" style:family="table">
      <style:table-properties style:width="6.8118in" fo:margin-left="-0.4131in" table:align="left"/>
    </style:style>
    <style:style style:name="TableRow18" style:family="table-row">
      <style:table-row-properties style:row-height="1.375in" style:use-optimal-row-height="false" fo:keep-together="always"/>
    </style:style>
    <style:style style:name="TableCell19" style:family="table-cell">
      <style:table-cell-properties fo:border="none" style:writing-mode="lr-tb" fo:padding-top="0in" fo:padding-left="0.0493in" fo:padding-bottom="0in" fo:padding-right="0.0493in"/>
    </style:style>
    <style:style style:name="T20" style:parent-style-name="Absatz-Standardschriftart" style:family="text">
      <style:text-properties fo:language="de" fo:country="CH" style:language-asian="de" style:country-asian="CH"/>
    </style:style>
    <style:style style:name="TableCell21" style:family="table-cell">
      <style:table-cell-properties fo:border="none" style:writing-mode="lr-tb" fo:padding-top="0in" fo:padding-left="0.0493in" fo:padding-bottom="0in" fo:padding-right="0.0493in"/>
    </style:style>
    <style:style style:name="P22" style:parent-style-name="Kopfzeile2Departement" style:family="paragraph">
      <style:text-properties fo:font-weight="bold" style:font-weight-asian="bold"/>
    </style:style>
    <style:style style:name="TableColumn24" style:family="table-column">
      <style:table-column-properties style:column-width="6.3993in" style:use-optimal-column-width="false"/>
    </style:style>
    <style:style style:name="Table23" style:family="table">
      <style:table-properties style:width="6.3993in" fo:margin-left="0in" table:align="left"/>
    </style:style>
    <style:style style:name="TableRow25" style:family="table-row">
      <style:table-row-properties style:row-height="0.375in" style:use-optimal-row-height="false" fo:keep-together="always"/>
    </style:style>
    <style:style style:name="TableCell26" style:family="table-cell">
      <style:table-cell-properties fo:border="none" style:writing-mode="lr-tb" style:vertical-align="bottom" fo:padding-top="0in" fo:padding-left="0.0493in" fo:padding-bottom="0in" fo:padding-right="0.0493in"/>
    </style:style>
    <number:date-style style:name="N27" number:language="de" number:country="CH">
      <number:day number:style="long" number:calendar="gregorian"/>
      <number:text>.</number:text>
      <number:month number:style="long" number:calendar="gregorian"/>
      <number:text>.</number:text>
      <number:year number:style="long" number:calendar="gregorian"/>
      <number:text> </number:text>
      <number:hours number:style="long"/>
      <number:text>:</number:text>
      <number:minutes number:style="long"/>
    </number:date-style>
    <style:style style:name="TableRow28" style:family="table-row">
      <style:table-row-properties style:row-height="0.375in" style:use-optimal-row-height="false" fo:keep-together="always"/>
    </style:style>
    <style:style style:name="TableCell29" style:family="table-cell">
      <style:table-cell-properties fo:border="none" style:writing-mode="lr-tb" style:vertical-align="bottom" fo:padding-top="0in" fo:padding-left="0.0493in" fo:padding-bottom="0in" fo:padding-right="0.0493in"/>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Kopfzeile"/>
            </table:table-cell>
          </table:table-row>
        </table:table>
        <text:p text:style-name="z_CDB_Platzhalter"/>
      </style:header>
      <style:footer>
        <table:table table:style-name="Table6">
          <table:table-columns>
            <table:table-column table:style-name="TableColumn7"/>
            <table:table-column table:style-name="TableColumn8"/>
          </table:table-columns>
          <table:table-row table:style-name="TableRow9">
            <table:table-cell table:style-name="TableCell10">
              <text:p text:style-name="Fußzeile">Titel<text:s/>(Dokumenttyp</text:p>
              <text:p text:style-name="Fußzeile">Ref.<text:s/><text:s/></text:p>
            </table:table-cell>
            <table:table-cell table:style-name="TableCell11">
              <text:p text:style-name="P12"><text:modification-date style:data-style-name="N13">00.00.0000 00:00</text:modification-date></text:p>
              <text:p text:style-name="P14"><text:page-number text:fixed="false">3</text:page-number><text:s/>/<text:s/><text:page-count>3</text:page-count></text:p>
            </table:table-cell>
          </table:table-row>
        </table:table>
        <text:p text:style-name="Fußzeile"/>
      </style:footer>
    </style:master-page>
    <style:master-page style:next-style-name="MP0" style:name="MPF0" style:page-layout-name="PL0">
      <style:header>
        <table:table table:style-name="Table15">
          <table:table-columns>
            <table:table-column table:style-name="TableColumn16"/>
            <table:table-column table:style-name="TableColumn17"/>
          </table:table-columns>
          <table:table-row table:style-name="TableRow18">
            <table:table-cell table:style-name="TableCell19">
              <text:p text:style-name="Text_CDB"><text:span text:style-name="T20"><draw:frame draw:style-name="a0" draw:name="logo.png" text:anchor-type="as-char" svg:x="0in" svg:y="0in" svg:width="2.22222in" svg:height="0.7265in" style:rel-width="scale" style:rel-height="scale"><draw:image xlink:href="media/image1.png" xlink:type="simple" xlink:show="embed" xlink:actuate="onLoad"/><svg:title/><svg:desc>logo.png</svg:desc></draw:frame></text:span></text:p>
              <text:p text:style-name="z_CDB_Logo"/>
              <text:p text:style-name="z_CDB_Logo"/>
            </table:table-cell>
            <table:table-cell table:style-name="TableCell21">
              <text:p text:style-name="Kopfzeile2Departement">Eidgenössisches Departement des Innern<text:s/>EDI</text:p>
              <text:p text:style-name="P22">Bundesamt für Gesundheit<text:s/>BAG</text:p>
              <text:p text:style-name="z_CDB_KopfFett">Direktionsbereich Verbraucherschutz</text:p>
            </table:table-cell>
          </table:table-row>
        </table:table>
        <text:p text:style-name="z_CDB_Platzhalter"/>
      </style:header>
      <style:footer>
        <table:table table:style-name="Table23">
          <table:table-columns>
            <table:table-column table:style-name="TableColumn24"/>
          </table:table-columns>
          <table:table-row table:style-name="TableRow25">
            <table:table-cell table:style-name="TableCell26">
              <text:p text:style-name="z_CDB_Pfadname"><text:bookmark-start text:name="tm_pfad"/><text:bookmark-start text:name="tm_dateiname"/><text:bookmark-start text:name="_Hlk112468646"/><draw:frame draw:z-index="251659264" draw:style-name="a1" draw:name="Bild 12" text:anchor-type="paragraph" svg:x="5.11597in" svg:y="-0.12639in" svg:width="1.23958in" svg:height="0.20139in" style:rel-width="scale" style:rel-height="scale"><draw:image xlink:href="media/image2.jpeg" xlink:type="simple" xlink:show="embed" xlink:actuate="onLoad"/><svg:title/><svg:desc>hermes_schriftzug_blau_3366cc</svg:desc></draw:frame><text:bookmark-end text:name="tm_pfad"/><text:bookmark-end text:name="tm_dateiname"/><text:modification-date style:data-style-name="N27">00.00.0000 00:00</text:modification-date></text:p>
            </table:table-cell>
          </table:table-row>
          <table:table-row table:style-name="TableRow28">
            <table:table-cell table:style-name="TableCell29">
              <text:p text:style-name="z_CDB_Pfadname"/>
            </table:table-cell>
          </table:table-row>
        </table:table>
        <text:p text:style-name="z_CDB_Platzhalter"><text:bookmark-end text:name="_Hlk112468646"/></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itel (Dokumenttyp)</dc:title>
    <meta:initial-creator>Andreas Kummer</meta:initial-creator>
    <dc:creator>Andreas Kummer</dc:creator>
    <meta:creation-date>2018-03-09T17:04:00Z</meta:creation-date>
    <dc:date>2018-03-09T17:12:00Z</dc:date>
    <meta:print-date>2006-09-04T06:23:00Z</meta:print-date>
    <meta:template xlink:href="KONKORDIA%20(Standard)" xlink:type="simple"/>
    <meta:editing-cycles>1</meta:editing-cycles>
    <meta:editing-duration>PT0S</meta:editing-duration>
    <meta:user-defined meta:name="Projekt">KONKORDIA</meta:user-defined>
    <meta:user-defined meta:name="Auftraggeber">Roland Charrière (RCH), BAG</meta:user-defined>
    <meta:user-defined meta:name="Projektleiter">Mariette Scheidegger (SGM), BAG</meta:user-defined>
    <meta:user-defined meta:name="Aktenzeichen"/>
    <meta:user-defined meta:name="Referenz"/>
    <meta:document-statistic meta:page-count="3" meta:paragraph-count="250" meta:word-count="734" meta:character-count="5501" meta:row-count="385" meta:non-whitespace-character-count="5017"/>
  </office:meta>
</office:document-meta>
</file>